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_min</text:p>
          </table:table-cell>
          <table:table-cell office:value-type="string" calcext:value-type="string">
            <text:p>H_max</text:p>
          </table:table-cell>
          <table:table-cell office:value-type="string" calcext:value-type="string">
            <text:p>H_av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formula="of:=AVERAGE([.B2:.C2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formula="of:=AVERAGE([.B3:.C3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table:formula="of:=AVERAGE([.B4:.C4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table:formula="of:=AVERAGE([.B5:.C5])"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table:formula="of:=AVERAGE([.B6:.C6]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table:formula="of:=AVERAGE([.B7:.C7])" office:value-type="float" office:value="131.5" calcext:value-type="float">
            <text:p>131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69" calcext:value-type="float">
            <text:p>169</text:p>
          </table:table-cell>
          <table:table-cell table:formula="of:=AVERAGE([.B8:.C8])" office:value-type="float" office:value="161.5" calcext:value-type="float">
            <text:p>16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2:40:00.321417411</meta:creation-date>
    <dc:date>2017-01-22T13:03:17.728861472</dc:date>
    <meta:editing-duration>PT13M7S</meta:editing-duration>
    <meta:editing-cycles>1</meta:editing-cycles>
    <meta:document-statistic meta:table-count="1" meta:cell-count="32" meta:object-count="0"/>
    <meta:generator>LibreOffice/5.1.4.2$Linux_X86_64 LibreOffice_project/10m0$Build-2</meta:generator>
  </office:meta>
</office:document-meta>
</file>